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style:style>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P12" style:parent-style-name="Párrafodelista" style:family="paragraph"/>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P15" style:parent-style-name="Párrafodelista" style:family="paragraph"/>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Normal" style:family="paragraph">
      <style:paragraph-properties fo:margin-left="0.5in">
        <style:tab-stops/>
      </style:paragraph-properties>
    </style:style>
    <style:style style:name="T19" style:parent-style-name="Fuentedepárrafopredeter." style:family="text">
      <style:text-properties fo:font-weight="bold" style:font-weight-asian="bold"/>
    </style:style>
    <style:style style:name="P20" style:parent-style-name="Párrafodelista" style:family="paragraph">
      <style:paragraph-properties fo:break-before="page"/>
      <style:text-properties fo:hyphenate="true"/>
    </style:style>
    <style:style style:name="T21" style:parent-style-name="Fuentedepárrafopredeter." style:family="text">
      <style:text-properties fo:font-weight="bold" style:font-weight-asian="bold"/>
    </style:style>
    <style:style style:name="P22" style:parent-style-name="Párrafodelista" style:family="paragraph"/>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P25" style:parent-style-name="Normal" style:family="paragraph">
      <style:paragraph-properties fo:margin-left="0.9833in">
        <style:tab-stops/>
      </style:paragraph-properties>
      <style:text-properties fo:font-style="italic" style:font-style-asian="italic" fo:language="en" fo:country="US"/>
    </style:style>
    <style:style style:name="P26" style:parent-style-name="Normal" style:family="paragraph">
      <style:paragraph-properties fo:margin-left="0.9833in">
        <style:tab-stops/>
      </style:paragraph-properties>
      <style:text-properties fo:font-style="italic" style:font-style-asian="italic" fo:language="en" fo:country="US"/>
    </style:style>
    <style:style style:name="P27" style:parent-style-name="Normal" style:family="paragraph">
      <style:paragraph-properties fo:margin-left="0.9833in">
        <style:tab-stops/>
      </style:paragraph-properties>
      <style:text-properties fo:font-style="italic" style:font-style-asian="italic" fo:language="en" fo:country="US"/>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T29" style:parent-style-name="Fuentedepárrafopredeter." style:family="text">
      <style:text-properties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P32" style:parent-style-name="Normal" style:family="paragraph">
      <style:paragraph-properties fo:margin-left="0.9833in">
        <style:tab-stops/>
      </style:paragraph-properties>
      <style:text-properties fo:font-style="italic" style:font-style-asian="italic"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margin-left="0.9833in">
        <style:tab-stops/>
      </style:paragraph-properties>
      <style:text-properties fo:font-style="italic" style:font-style-asian="italic" fo:language="en" fo:country="US"/>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style>
    <style:style style:name="T42"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text:s/>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La 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 cantidad de entradas/salidas necesarias ha sido por lo que se ha decidido incluir un expansor I2C para poder conectar más dispositivos.</text:p>
      <text:p text:style-name="Normal">La librería SoftWire puede encontrarse en el siguiente enlace: http://playground.arduino.cc/Main/SoftwareI2CLibrary</text:p>
      <text:p text:style-name="Citadestacada">Consideraciones para la programación</text:p>
      <text:p text:style-name="Normal">Debido a la existencia de algunas diferencias entre los kits de Cyclops-project, cabe mencionarlas para evitar lí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es necesario desconectar el Bluetooth para poder cargar los programas en la Arduino</text:span>. De hecho, el Bluetooth está pensado para hacer pruebas en movimiento, corriendo sobre algún circuito,<text:s/>para enviar telemetría y recibir órdenes sin el cable USB.</text:p>
        </text:list-item>
        <text:list-item>
          <text:p text:style-name="P9">Se aconseja que el<text:s/><text:span text:style-name="T10">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1">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2"><text:span text:style-name="T13">PCF8574P</text:span>: utiliza la dirección hexadecimal<text:s/><text:span text:style-name="T14">0x20</text:span>, teniendo sus tres pines físicos de dirección conectados a masa.</text:p>
            </text:list-item>
            <text:list-item>
              <text:p text:style-name="P15"><text:span text:style-name="T16">PCF8574AP</text:span>: utiliza la dirección hexadecimal<text:s/><text:span text:style-name="T17">0x38</text:span>, teniendo sus tres pines<text:s/>físicos de dirección conectados a masa.</text:p>
            </text:list-item>
          </text:list>
        </text:list-item>
      </text:list>
      <text:p text:style-name="P18">El valor de dirección se puede modificar en la constante<text:s/><text:span text:style-name="T19">expAddress</text:span><text:s/>que puede verse declarada en el programa de test. Y para saber cuál es el código de tu expansor, basta con mirar la inscripción en el integrado, que estará justo debajo de la Arduino.</text:p>
      <text:soft-page-break/>
      <text:list text:style-name="LFO1" text:continue-numbering="true">
        <text:list-item>
          <text:p text:style-name="P20"><text:span text:style-name="T21">Sentido de los motores</text:span>: es 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p>
        </text:list-item>
        <text:list-item>
          <text:p text:style-name="P22"><text:span text:style-name="T23">Los encoders magnéticos</text:span>, al igual que los sensores CNY70 o los pulsadores, actúan como transistores o interruptores que abren y cierran un circuito, pero para que a su salida experimenten una variación de tensión de 0 a 5V<text:s/><text:span text:style-name="T24">necesitan una resistencia de pull up</text:span>. Algunos de los encoders empleados en los kits pueden no llevar esas resistencias. La configuración por defecto en la función de setup es la siguiente:</text:p>
        </text:list-item>
      </text:list>
      <text:p text:style-name="P25">pinMode(ENC_IZQ_A, INPUT);</text:p>
      <text:p text:style-name="P26">pinMode(ENC_IZQ_B, INPUT);</text:p>
      <text:p text:style-name="P27">pinMode(ENC_DER_A, INPUT);</text:p>
      <text:p text:style-name="P28">pinMode(ENC_DER_B, INPUT);</text:p>
      <text:p text:style-name="Normal"><text:span text:style-name="T29"><text:tab/></text:span>Pero si no se aprecia variación en Monitor Serial al cargar el<text:s/>programa de test 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30">pinMode(ENC_IZQ_A, INPUT_PULLUP);</text:p>
      <text:p text:style-name="P31">pinMode(ENC_IZQ_B, INPUT_PULLUP);</text:p>
      <text:p text:style-name="P32">pinMode(ENC_DER_A, INPUT_PULLUP);</text:p>
      <text:p text:style-name="P33">pinMode(ENC_DER_B, INPUT_PULLUP);</text:p>
      <text:p text:style-name="Citadestacada">Comprobar que todo funciona correctamente</text:p>
      <text:p text:style-name="Normal">Se ha diseñado un programa de test para comprobar que todas<text:s/>las partes del robot funcionan correctamente. Este programa se encuentra dentro de la carpeta de firmware del proyecto.</text:p>
      <text:p text:style-name="Normal">Para probar cada uno de los dispositivos, hay que descomentar la línea correspondiente en la cabecera del programa, cargarlo en la<text:s/>Arduino, y abrir Monitor Serial o Putty con el baudrate que se haya especificado en el firmware, para USB o para Bluetooth:</text:p>
      <text:p text:style-name="P34">#define TEST_LEDS</text:p>
      <text:p text:style-name="P35">//#define TEST_PULSADORES</text:p>
      <text:p text:style-name="P36">//#define TEST_BATERIA</text:p>
      <text:p text:style-name="P37">//#define TEST_SENSORES_LINEA</text:p>
      <text:p text:style-name="P38">//#define TEST_SENSORES_DISTANCIA</text:p>
      <text:p text:style-name="P39">//#define TEST_MOTORES</text:p>
      <text:p text:style-name="P40">//#define TEST_ENCODERS</text:p>
      <text:p text:style-name="P41"><text:span text:style-name="T42">//#define TEST_CA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1-18T14:29:00Z</dc:date>
    <meta:template xlink:href="Normal.dotm" xlink:type="simple"/>
    <meta:editing-cycles>31</meta:editing-cycles>
    <meta:editing-duration>PT24960S</meta:editing-duration>
    <meta:document-statistic meta:page-count="2" meta:paragraph-count="9" meta:word-count="704" meta:character-count="4571" meta:row-count="32" meta:non-whitespace-character-count="3876"/>
  </office:meta>
</office:document-meta>
</file>